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40000002E24C360D67F6C2506.png" manifest:media-type="image/png"/>
  <manifest:file-entry manifest:full-path="Pictures/10000000000002D000000037DEEEEADBE518E0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Tahoma1" svg:font-family="Tahoma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8.25pt" fo:font-weight="normal" officeooo:rsid="0002e857" officeooo:paragraph-rsid="0002e857" style:font-size-asian="16pt" style:language-asian="zh" style:country-asian="CN" style:font-weight-asian="normal" style:font-size-complex="18.25pt" style:font-weight-complex="normal"/>
    </style:style>
    <style:style style:name="P3" style:family="paragraph" style:parent-style-name="Standard">
      <style:text-properties fo:font-size="22pt" fo:font-weight="bold" officeooo:rsid="0002e857" officeooo:paragraph-rsid="0002e857" style:font-size-asian="22pt" style:language-asian="zh" style:country-asian="CN" style:font-weight-asian="bold" style:font-size-complex="22pt" style:font-weight-complex="bold"/>
    </style:style>
    <style:style style:name="P4" style:family="paragraph" style:parent-style-name="Text_20_body">
      <style:text-properties fo:font-size="16pt" officeooo:rsid="0002e857" officeooo:paragraph-rsid="0002e857" style:font-size-asian="16pt" style:language-asian="zh" style:country-asian="CN" style:font-size-complex="16pt"/>
    </style:style>
    <style:style style:name="P5" style:family="paragraph" style:parent-style-name="Heading_20_1">
      <style:text-properties fo:font-size="18.25pt" style:font-size-asian="16pt" style:font-size-complex="18.25pt"/>
    </style:style>
    <style:style style:name="P6" style:family="paragraph" style:parent-style-name="Table_20_Contents">
      <style:text-properties fo:font-size="18.25pt" officeooo:rsid="0002e857" officeooo:paragraph-rsid="0002e857" style:font-size-asian="16pt" style:font-size-complex="18.25pt"/>
    </style:style>
    <style:style style:name="P7" style:family="paragraph" style:parent-style-name="Table_20_Contents">
      <style:text-properties fo:font-size="18.25pt" fo:font-weight="normal" officeooo:rsid="0002e857" officeooo:paragraph-rsid="0002e857" style:font-size-asian="16pt" style:language-asian="zh" style:country-asian="CN" style:font-weight-asian="normal" style:font-size-complex="18.25pt" style:font-weight-complex="normal"/>
    </style:style>
    <style:style style:name="T1" style:family="text">
      <style:text-properties style:font-name-asian="微软雅黑" style:font-size-asian="22pt" style:font-weight-asian="bold"/>
    </style:style>
    <style:style style:name="T2" style:family="text">
      <style:text-properties style:font-name-asian="微软雅黑" style:font-weight-asian="bold"/>
    </style:style>
    <style:style style:name="T3" style:family="text">
      <style:text-properties fo:font-size="22pt" fo:font-weight="bold"/>
    </style:style>
    <style:style style:name="T4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3">2.jquery</text:span><text:span text:style-name="T1">的引入</text:span></text:h>
      <text:p text:style-name="P4"><text:span text:style-name="T2">引入jquery文件</text:span></text:p>
      <text:p text:style-name="P1"><draw:frame draw:style-name="fr1" draw:name="图像1" text:anchor-type="paragraph" svg:x="-0.344cm" svg:y="2.11cm" svg:width="17cm" svg:height="1.184cm" draw:z-index="0"><draw:image xlink:href="Pictures/10000000000002940000002E24C360D67F6C2506.png" xlink:type="simple" xlink:show="embed" xlink:actuate="onLoad"/></draw:frame><draw:frame draw:style-name="fr1" draw:name="图像2" text:anchor-type="paragraph" svg:x="-0.212cm" svg:y="0.476cm" svg:width="17cm" svg:height="1.635cm" draw:z-index="1"><draw:image xlink:href="Pictures/10000000000002D000000037DEEEEADBE518E0CF.png" xlink:type="simple" xlink:show="embed" xlink:actuate="onLoad"/></draw:frame></text:p>
      <text:p text:style-name="P1"/>
      <text:p text:style-name="P3">使用</text:p>
      <text:p text:style-name="P2">第一种方式加载主函数</text:p>
      <text:p text:style-name="P7"><text:s text:c="2"/>//先定义jquery主函数,<text:span text:style-name="T4">主函数的含义把整个文档加载完毕再去执行主函数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6"/>
            <text:p text:style-name="P6">/* <text:s/>$(document).ready(function(){</text:p>
            <text:p text:style-name="P6"><text:tab/> <text:s/>var div1=document.getElementById("div1");</text:p>
            <text:p text:style-name="P6"><text:tab/> <text:s/>alert(div1);</text:p>
            <text:p text:style-name="P6"><text:s text:c="2"/>}); */</text:p>
          </table:table-cell>
        </table:table-row>
      </table:table>
      <text:p text:style-name="P2">第二种方式(<text:span text:style-name="T4">建议使用</text:span>)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6"><text:s/>$(function(){</text:p>
            <text:p text:style-name="P6"><text:tab/> var div1=document.getElementById("div1");</text:p>
            <text:p text:style-name="P6"><text:tab/> <text:s/>alert(div1); </text:p>
            <text:p text:style-name="P6"><text:s/>});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Tahoma1" svg:font-family="Tahoma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48S</meta:editing-duration>
    <meta:editing-cycles>5</meta:editing-cycles>
    <meta:generator>LibreOffice/5.3.0.3$Windows_X86_64 LibreOffice_project/7074905676c47b82bbcfbea1aeefc84afe1c50e1</meta:generator>
    <dc:date>2018-03-31T16:29:10.721000000</dc:date>
    <meta:document-statistic meta:table-count="2" meta:image-count="2" meta:object-count="0" meta:page-count="1" meta:paragraph-count="14" meta:word-count="75" meta:character-count="260" meta:non-whitespace-character-count="237"/>
    <meta:user-defined meta:name="Info 1"/>
    <meta:user-defined meta:name="Info 2"/>
    <meta:user-defined meta:name="Info 3"/>
    <meta:user-defined meta:name="Info 4"/>
  </office:meta>
</office:document-meta>
</file>